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NGS Analysis Pipeline Framework</text:p>
          </draw:text-box>
        </draw:frame>
        <draw:frame presentation:style-name="pr2" draw:layer="layout" svg:width="25.199cm" svg:height="13.609cm" svg:x="1.4cm" svg:y="5.039cm" presentation:class="subtitle">
          <draw:text-box>
            <text:p>Jinsung Kim</text:p>
            <text:p><text:a xlink:href="mailto:jjinking@gmail.com">jjinking@gmail.com</text:a></text:p>
            <text:p>April 23, 2012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7cm" svg:x="1.4cm" svg:y="0.837cm" presentation:class="title">
          <draw:text-box>
            <text:p>Problem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Hiseq data analysis is annoying</text:p>
              </text:list-item>
              <text:list-item>
                <text:p>Difficult to manage data – too many files</text:p>
              </text:list-item>
              <text:list-item>
                <text:p>Too many different kinds of tools</text:p>
              </text:list-item>
              <text:list-item>
                <text:p>Too many options/parameters</text:p>
              </text:list-item>
              <text:list-item>
                <text:p>Difficult to manage running processes, i.e. run status</text:p>
              </text:list-item>
              <text:list-item>
                <text:p>Hard to look back and figure out what we did a week befo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Solu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NGS Analysis Pipeline Framework</text:p>
              </text:list-item>
              <text:list-item>
                <text:p>Workspace with defined structure for handling data and running tools efficiently utilizing OGE</text:p>
              </text:list-item>
              <text:list-item>
                <text:p>Transparency</text:p>
                <text:list>
                  <text:list-item>
                    <text:p>User knows exactly which scripts are running, and what options are used for the tools.</text:p>
                  </text:list-item>
                  <text:list-item>
                    <text:p>Scripts are available to be edited, parameters can be modified</text:p>
                  </text:list-item>
                </text:list>
              </text:list-item>
              <text:list-item>
                <text:p>Easy to manage pipelines</text:p>
              </text:list-item>
              <text:list-item>
                <text:p>Can easily be edited, optimized, and extend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Analysis Modul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">Seq</text:span></text:p>
                <text:list>
                  <text:list-item>
                    <text:p>Tools pertaining to sequences, mainly fastq files</text:p>
                  </text:list-item>
                </text:list>
              </text:list-item>
              <text:list-item>
                <text:p><text:span text:style-name="T1">Align</text:span></text:p>
                <text:list>
                  <text:list-item>
                    <text:p>Tools for generating alignments</text:p>
                  </text:list-item>
                  <text:list-item>
                    <text:p>Manipulation, handling, and analyses of bam files</text:p>
                  </text:list-item>
                </text:list>
              </text:list-item>
              <text:list-item>
                <text:p><text:span text:style-name="T2">Variant</text:span></text:p>
                <text:list>
                  <text:list-item>
                    <text:p>Tools for generating variant calls, and running QC tools on vcf files</text:p>
                  </text:list-item>
                </text:list>
              </text:list-item>
              <text:list-item>
                <text:p><text:span text:style-name="T2">Annot</text:span></text:p>
                <text:list>
                  <text:list-item>
                    <text:p>Annotation of variants using standard annotation tools like VEP and EffSNP</text:p>
                  </text:list-item>
                </text:list>
              </text:list-item>
              <text:list-item>
                <text:p><text:span text:style-name="T2">Somatic</text:span></text:p>
                <text:list>
                  <text:list-item>
                    <text:p>Analyses of tumor and normal pair samples, i.e. varscan and somatic sniper</text:p>
                  </text:list-item>
                </text:list>
              </text:list-item>
              <text:list-item>
                <text:p><text:span text:style-name="T2">Util</text:span></text:p>
                <text:list>
                  <text:list-item>
                    <text:p>Various multi-purpose tools for running the pipeline smooth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1" draw:layer="layout" svg:width="25.199cm" svg:height="3.507cm" svg:x="1.4cm" svg:y="0.837cm" presentation:class="title">
          <draw:text-box>
            <text:p>Directory Structure</text:p>
          </draw:text-box>
        </draw:frame>
        <draw:frame presentation:style-name="pr4" draw:layer="layout" svg:width="12.296cm" svg:height="13.859cm" svg:x="1.4cm" svg:y="4.914cm" presentation:class="outline">
          <draw:text-box>
            <text:list text:style-name="L3">
              <text:list-item>
                <text:p><text:span text:style-name="T3">data</text:span></text:p>
              </text:list-item>
              <text:list-item>
                <text:p>docs</text:p>
              </text:list-item>
              <text:list-item>
                <text:p>lib</text:p>
                <text:list>
                  <text:list-item>
                    <text:p>bash</text:p>
                    <text:list>
                      <text:list-item>
                        <text:p>bash_fnc.sh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ngs</text:p>
                      </text:list-item>
                      <text:list-item>
                        <text:p>ngs.tes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296cm" svg:height="13.859cm" svg:x="14.311cm" svg:y="4.914cm" presentation:class="outline">
          <draw:text-box>
            <text:list text:style-name="L3">
              <text:list-item>
                <text:p><text:span text:style-name="T3">modules</text:span></text:p>
                <text:list>
                  <text:list-item>
                    <text:p>align</text:p>
                  </text:list-item>
                  <text:list-item>
                    <text:p>annot</text:p>
                  </text:list-item>
                  <text:list-item>
                    <text:p>seq</text:p>
                  </text:list-item>
                  <text:list-item>
                    <text:p>somatic</text:p>
                  </text:list-item>
                  <text:list-item>
                    <text:p>util</text:p>
                  </text:list-item>
                  <text:list-item>
                    <text:p>variant</text:p>
                  </text:list-item>
                </text:list>
              </text:list-item>
              <text:list-item>
                <text:p>pipelines</text:p>
              </text:list-item>
              <text:list-item>
                <text:p>reports</text:p>
              </text:list-item>
              <text:list-item>
                <text:p>resources</text:p>
              </text:list-item>
              <text:list-item>
                <text:p>tm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Analysis Workflo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Git clone from local repository</text:p>
              </text:list-item>
              <text:list-item>
                <text:p>Copy/move/symlink fastq files to 'data'</text:p>
              </text:list-item>
              <text:list-item>
                <text:p>Generate pipeline script</text:p>
              </text:list-item>
              <text:list-item>
                <text:p>Run analyses</text:p>
              </text:list-item>
              <text:list-item>
                <text:p>Edit/Extend analyses scripts</text:p>
              </text:list-item>
              <text:list-item>
                <text:p>Run more analyses</text:p>
              </text:list-item>
            </text:list>
          </draw:text-box>
        </draw:frame>
        <draw:g>
          <draw:g>
            <draw:custom-shape draw:style-name="gr2" draw:text-style-name="P2" draw:id="id1" draw:layer="layout" svg:width="2.54cm" svg:height="1.905cm" svg:x="4.445cm" svg:y="15.947cm">
              <text:p text:style-name="P1"><text:span text:style-name="T4">Checkout</text:span></text:p>
              <text:p text:style-name="P1"><text:span text:style-name="T4">git repo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" draw:text-style-name="P2" draw:id="id2" draw:layer="layout" svg:width="2.54cm" svg:height="1.905cm" svg:x="8.22cm" svg:y="15.947cm">
              <text:p text:style-name="P1"><text:span text:style-name="T4">Setup Project</text:span></text:p>
              <text:p text:style-name="P1"><text:span text:style-name="T4">Framework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" draw:text-style-name="P2" draw:id="id3" draw:layer="layout" svg:width="2.54cm" svg:height="1.905cm" svg:x="12.065cm" svg:y="15.947cm">
              <text:p text:style-name="P1"><text:span text:style-name="T4">Run</text:span></text:p>
              <text:p text:style-name="P1"><text:span text:style-name="T4">Analyses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" draw:text-style-name="P2" draw:id="id4" draw:layer="layout" svg:width="2.54cm" svg:height="1.905cm" svg:x="15.84cm" svg:y="15.947cm">
              <text:p text:style-name="P1"><text:span text:style-name="T4">Edit</text:span></text:p>
              <text:p text:style-name="P1"><text:span text:style-name="T4">Scripts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" draw:text-style-name="P2" draw:id="id5" draw:layer="layout" svg:width="2.54cm" svg:height="1.905cm" svg:x="19.58cm" svg:y="15.947cm">
              <text:p text:style-name="P1"><text:span text:style-name="T4">Extend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onnector draw:style-name="gr3" draw:text-style-name="P1" draw:layer="layout" svg:x1="6.985cm" svg:y1="16.899cm" svg:x2="8.22cm" svg:y2="16.9cm" draw:start-shape="id1" draw:end-shape="id2" draw:end-glue-point="5" svg:d="m6985 16899h618v1h617">
              <text:p/>
            </draw:connector>
            <draw:connector draw:style-name="gr3" draw:text-style-name="P1" draw:layer="layout" svg:x1="10.76cm" svg:y1="16.9cm" svg:x2="12.065cm" svg:y2="16.9cm" draw:start-shape="id2" draw:start-glue-point="7" draw:end-shape="id3" draw:end-glue-point="5" svg:d="m10760 16900h1305">
              <text:p/>
            </draw:connector>
            <draw:connector draw:style-name="gr3" draw:text-style-name="P1" draw:layer="layout" svg:x1="14.605cm" svg:y1="16.9cm" svg:x2="15.84cm" svg:y2="16.9cm" draw:start-shape="id3" draw:start-glue-point="7" draw:end-shape="id4" draw:end-glue-point="5" svg:d="m14605 16900h1235">
              <text:p/>
            </draw:connector>
            <draw:connector draw:style-name="gr3" draw:text-style-name="P1" draw:layer="layout" svg:x1="18.38cm" svg:y1="16.9cm" svg:x2="19.58cm" svg:y2="16.9cm" draw:start-shape="id4" draw:start-glue-point="7" draw:end-shape="id5" draw:end-glue-point="5" svg:d="m18380 16900h1200">
              <text:p/>
            </draw:connector>
            <draw:connector draw:style-name="gr3" draw:text-style-name="P1" draw:layer="layout" draw:type="curve" svg:x1="17.11cm" svg:y1="17.852cm" svg:x2="13.335cm" svg:y2="17.852cm" draw:start-shape="id4" draw:start-glue-point="6" draw:end-shape="id3" draw:end-glue-point="6" svg:d="m17110 17852c0 751-3775 751-3775 0">
              <text:p/>
            </draw:connector>
          </draw:g>
        </draw:g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Development Stages (Tentative)</text:p>
          </draw:text-box>
        </draw:frame>
        <draw:frame presentation:style-name="pr4" draw:layer="layout" svg:width="25.199cm" svg:height="13.859cm" svg:x="1.471cm" svg:y="5.08cm" presentation:class="outline" presentation:user-transformed="true">
          <draw:text-box>
            <text:list text:style-name="L5">
              <text:list-item>
                <text:p><text:s/>Basic OGE Pipeline – Fastq2vcf</text:p>
              </text:list-item>
            </text:list>
            <text:list text:style-name="L3">
              <text:list-item>
                <text:list>
                  <text:list-item>
                    <text:p>Single-command pipeline from base calling to variant calling</text:p>
                  </text:list-item>
                  <text:list-item>
                    <text:p>Testing the pipeline</text:p>
                  </text:list-item>
                  <text:list-item>
                    <text:p>Documentation of command-line options for Picard, GATK, etc</text:p>
                  </text:list-item>
                </text:list>
              </text:list-item>
            </text:list>
            <text:list text:style-name="L5">
              <text:list-item>
                <text:p><text:s/>QC Reporting tools</text:p>
              </text:list-item>
            </text:list>
            <text:list text:style-name="L3">
              <text:list-item>
                <text:list>
                  <text:list-item>
                    <text:p>Sequence statistics, <text:s/>alignment reports – html/pdf?</text:p>
                  </text:list-item>
                </text:list>
              </text:list-item>
            </text:list>
            <text:list text:style-name="L5">
              <text:list-item>
                <text:p><text:s/>Statistics gathering</text:p>
              </text:list-item>
            </text:list>
            <text:list text:style-name="L3">
              <text:list-item>
                <text:list>
                  <text:list-item>
                    <text:p>Runtime, memory, run status</text:p>
                  </text:list-item>
                </text:list>
              </text:list-item>
            </text:list>
            <text:list text:style-name="L5">
              <text:list-item>
                <text:p><text:s/>Pipeline improvements</text:p>
              </text:list-item>
            </text:list>
            <text:list text:style-name="L3">
              <text:list-item>
                <text:list>
                  <text:list-item>
                    <text:p>Benchmarking and optimization based on read/base counts</text:p>
                  </text:list-item>
                  <text:list-item>
                    <text:p>Resource usage requests for each process based on benchmarking data</text:p>
                  </text:list-item>
                  <text:list-item>
                    <text:p>Improve runtime by reducing file io</text:p>
                  </text:list-item>
                  <text:list-item>
                    <text:p>Pipeline visualization (dot)</text:p>
                  </text:list-item>
                  <text:list-item>
                    <text:p>Sanity check scripts</text:p>
                  </text:list-item>
                </text:list>
              </text:list-item>
            </text:list>
            <text:list text:style-name="L5">
              <text:list-item>
                <text:p><text:s/>Single node run mode</text:p>
              </text:list-item>
              <text:list-item>
                <text:p><text:s/>GUI for pipeli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Document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Too often we forget why we use a certain value for a given parameter</text:p>
              </text:list-item>
              <text:list-item>
                <text:p>Wiki will contain extensive documentation for the reasons why we use certain parameter values</text:p>
              </text:list-item>
              <text:list-item>
                <text:p>Can also serve as a knowledge b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Python Librar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Library of reusable classes and functions</text:p>
              </text:list-item>
              <text:list-item>
                <text:p>Unit testing framework to ensure stability</text:p>
              </text:list-item>
              <text:list-item>
                <text:p>Advantages of python</text:p>
                <text:list>
                  <text:list-item>
                    <text:p>Readability – clear and concise</text:p>
                  </text:list-item>
                  <text:list-item>
                    <text:p>Large standard library – can do practically anything</text:p>
                  </text:list-item>
                  <text:list-item>
                    <text:p>Versatile – can use it for scripting and developing software</text:p>
                  </text:list-item>
                  <text:list-item>
                    <text:p>Large community of users – can get help easi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Repor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HTML and PDF reports</text:p>
              </text:list-item>
              <text:list-item>
                <text:p>Sequence statistics i.e. readcount, basecount, trimmed percentages</text:p>
              </text:list-item>
              <text:list-item>
                <text:p>Alignment statistics</text:p>
              </text:list-item>
              <text:list-item>
                <text:p>Variant call results</text:p>
              </text:list-item>
              <text:list-item>
                <text:p>Annotation resul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in </meta:initial-creator>
    <meta:creation-date>2012-04-21T18:23:59</meta:creation-date>
    <meta:editing-duration>PT24H18M08S</meta:editing-duration>
    <meta:editing-cycles>98</meta:editing-cycles>
    <meta:generator>OpenOffice.org/3.2$Unix OpenOffice.org_project/320m19$Build-9505</meta:generator>
    <dc:date>2012-04-22T18:41:55</dc:date>
    <dc:creator>Jin </dc:creator>
    <meta:document-statistic meta:object-count="74"/>
  </office:meta>
</office:document-meta>
</file>